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206b5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4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7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aeffeb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officeooo:rsid="000ada2e"/>
    </style:style>
    <style:style style:name="T5" style:family="text">
      <style:text-properties officeooo:rsid="00192a9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loext:opacity="100%" officeooo:rsid="000d1a2b" style:language-complex="fa" style:country-complex="IR"/>
    </style:style>
    <style:style style:name="T8" style:family="text">
      <style:text-properties officeooo:rsid="0038172d"/>
    </style:style>
    <style:style style:name="T9" style:family="text">
      <style:text-properties officeooo:rsid="003906fa"/>
    </style:style>
    <style:style style:name="T10" style:family="text">
      <style:text-properties fo:color="#158466" loext:opacity="100%"/>
    </style:style>
    <style:style style:name="T11" style:family="text">
      <style:text-properties fo:color="#158466" loext:opacity="100%" officeooo:rsid="00192a9c"/>
    </style:style>
    <style:style style:name="T12" style:family="text">
      <style:text-properties fo:color="#158466" loext:opacity="100%" officeooo:rsid="0038172d"/>
    </style:style>
    <style:style style:name="T13" style:family="text">
      <style:text-properties fo:color="#158466" loext:opacity="100%" officeooo:rsid="003906fa"/>
    </style:style>
    <style:style style:name="T14" style:family="text">
      <style:text-properties fo:color="#158466" loext:opacity="100%" style:font-name="Awami Nastaliq" officeooo:rsid="001d5876"/>
    </style:style>
    <style:style style:name="T15" style:family="text">
      <style:text-properties fo:color="#158466" loext:opacity="100%" officeooo:rsid="0027011c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6df407"/>
    </style:style>
    <style:style style:name="T18" style:family="text">
      <style:text-properties officeooo:rsid="006f53a3"/>
    </style:style>
    <style:style style:name="T19" style:family="text">
      <style:text-properties officeooo:rsid="0022f82b"/>
    </style:style>
    <style:style style:name="T20" style:family="text">
      <style:text-properties fo:color="#000000" loext:opacity="100%" officeooo:rsid="00192a9c"/>
    </style:style>
    <style:style style:name="T21" style:family="text">
      <style:text-properties officeooo:rsid="003b0458"/>
    </style:style>
    <style:style style:name="T22" style:family="text">
      <style:text-properties fo:color="#158466" loext:opacity="100%" officeooo:rsid="00a24640"/>
    </style:style>
    <style:style style:name="T23" style:family="text">
      <style:text-properties fo:color="#158466" loext:opacity="100%" officeooo:rsid="00a1a66f"/>
    </style:style>
    <style:style style:name="T24" style:family="text">
      <style:text-properties fo:color="#158466" loext:opacity="100%" officeooo:rsid="0022f82b"/>
    </style:style>
    <style:style style:name="T25" style:family="text">
      <style:text-properties fo:color="#158466" loext:opacity="100%" officeooo:rsid="00503d4a"/>
    </style:style>
    <style:style style:name="T26" style:family="text">
      <style:text-properties fo:color="#158466" loext:opacity="100%" officeooo:rsid="004ad37b"/>
    </style:style>
    <style:style style:name="T27" style:family="text">
      <style:text-properties fo:color="#000000" loext:opacity="100%" officeooo:rsid="002287a7"/>
    </style:style>
    <style:style style:name="T28" style:family="text">
      <style:text-properties fo:color="#158466" loext:opacity="100%" officeooo:rsid="002287a7"/>
    </style:style>
    <style:style style:name="T29" style:family="text">
      <style:text-properties fo:color="#000000" loext:opacity="100%" officeooo:rsid="0022f82b"/>
    </style:style>
    <style:style style:name="T30" style:family="text">
      <style:text-properties fo:color="#000000" loext:opacity="100%" officeooo:rsid="0024d3dd"/>
    </style:style>
    <style:style style:name="T31" style:family="text">
      <style:text-properties fo:color="#000000" loext:opacity="100%" officeooo:rsid="00263d78"/>
    </style:style>
    <style:style style:name="T32" style:family="text">
      <style:text-properties fo:color="#000000" loext:opacity="100%" officeooo:rsid="00239680"/>
    </style:style>
    <style:style style:name="T33" style:family="text">
      <style:text-properties fo:color="#000000" loext:opacity="100%" officeooo:rsid="00244d44"/>
    </style:style>
    <style:style style:name="T34" style:family="text">
      <style:text-properties officeooo:rsid="00239680"/>
    </style:style>
    <style:style style:name="T35" style:family="text">
      <style:text-properties fo:color="#158466" loext:opacity="100%" officeooo:rsid="00244d44"/>
    </style:style>
    <style:style style:name="T36" style:family="text">
      <style:text-properties fo:color="#158466" loext:opacity="100%" officeooo:rsid="00239680"/>
    </style:style>
    <style:style style:name="T37" style:family="text">
      <style:text-properties fo:color="#158466" loext:opacity="100%" officeooo:rsid="004e8644"/>
    </style:style>
    <style:style style:name="T38" style:family="text">
      <style:text-properties fo:color="#000000" loext:opacity="100%" officeooo:rsid="00158430"/>
    </style:style>
    <style:style style:name="T39" style:family="text">
      <style:text-properties style:font-name="Awami Nastaliq" officeooo:rsid="001d5876" style:language-complex="fa" style:country-complex="IR"/>
    </style:style>
    <style:style style:name="T40" style:family="text">
      <style:text-properties fo:color="#158466" loext:opacity="100%" officeooo:rsid="0017f981"/>
    </style:style>
    <style:style style:name="T41" style:family="text">
      <style:text-properties fo:color="#158466" loext:opacity="100%" style:font-name="Awami Nastaliq" officeooo:rsid="001d5876" style:language-complex="fa" style:country-complex="IR"/>
    </style:style>
    <style:style style:name="T42" style:family="text">
      <style:text-properties fo:color="#158466" loext:opacity="100%" officeooo:rsid="005a61af"/>
    </style:style>
    <style:style style:name="T43" style:family="text">
      <style:text-properties officeooo:rsid="0042385f"/>
    </style:style>
    <style:style style:name="T44" style:family="text">
      <style:text-properties officeooo:rsid="003daa9b"/>
    </style:style>
    <style:style style:name="T45" style:family="text">
      <style:text-properties fo:color="#158466" loext:opacity="100%" officeooo:rsid="0016f51c"/>
    </style:style>
    <style:style style:name="T46" style:family="text">
      <style:text-properties fo:color="#158466" loext:opacity="100%" officeooo:rsid="00527ef2"/>
    </style:style>
    <style:style style:name="T47" style:family="text">
      <style:text-properties style:font-name="Awami Nastaliq OT" officeooo:rsid="001196f7"/>
    </style:style>
    <style:style style:name="T48" style:family="text">
      <style:text-properties style:font-name="Awami Nastaliq OT"/>
    </style:style>
    <style:style style:name="T49" style:family="text">
      <style:text-properties style:font-name="Awami Nastaliq OT" officeooo:rsid="005a61af"/>
    </style:style>
    <style:style style:name="T50" style:family="text">
      <style:text-properties fo:color="#800080" loext:opacity="100%" style:font-name="Awami Nastaliq OT"/>
    </style:style>
    <style:style style:name="T51" style:family="text">
      <style:text-properties style:font-name="Awami Nastaliq OT" officeooo:rsid="0097a9e8"/>
    </style:style>
    <style:style style:name="T52" style:family="text">
      <style:text-properties style:font-name="Awami Nastaliq OT" officeooo:rsid="00546f4e"/>
    </style:style>
    <style:style style:name="T53" style:family="text">
      <style:text-properties style:font-name="Awami Nastaliq OT" officeooo:rsid="0020cb07"/>
    </style:style>
    <style:style style:name="T54" style:family="text">
      <style:text-properties style:font-name="Awami Nastaliq OT" officeooo:rsid="0066d7ec"/>
    </style:style>
    <style:style style:name="T55" style:family="text">
      <style:text-properties style:font-name="Awami Nastaliq OT" style:language-complex="ar" style:country-complex="BH"/>
    </style:style>
    <style:style style:name="T56" style:family="text">
      <style:text-properties fo:color="#bf0041" loext:opacity="100%" style:font-name="Awami Nastaliq OT"/>
    </style:style>
    <style:style style:name="T57" style:family="text">
      <style:text-properties fo:color="#bf0041" loext:opacity="100%" style:font-name="Awami Nastaliq OT" officeooo:rsid="0095f012"/>
    </style:style>
    <style:style style:name="T58" style:family="text">
      <style:text-properties officeooo:rsid="00187cac"/>
    </style:style>
    <style:style style:name="T59" style:family="text">
      <style:text-properties officeooo:rsid="0019a688"/>
    </style:style>
    <style:style style:name="T60" style:family="text">
      <style:text-properties style:font-name="Awami Nastaliq" officeooo:rsid="001d5876"/>
    </style:style>
    <style:style style:name="T61" style:family="text">
      <style:text-properties officeooo:rsid="0027011c"/>
    </style:style>
    <style:style style:name="T62" style:family="text">
      <style:text-properties fo:color="#ff0000" loext:opacity="100%" officeooo:rsid="0019a688"/>
    </style:style>
    <style:style style:name="T63" style:family="text">
      <style:text-properties officeooo:rsid="000fad75"/>
    </style:style>
    <style:style style:name="T64" style:family="text">
      <style:text-properties officeooo:rsid="0013e1f2"/>
    </style:style>
    <style:style style:name="T65" style:family="text">
      <style:text-properties officeooo:rsid="001196f7"/>
    </style:style>
    <style:style style:name="T66" style:family="text">
      <style:text-properties officeooo:rsid="0037b414"/>
    </style:style>
    <style:style style:name="T67" style:family="text">
      <style:text-properties officeooo:rsid="0028e373"/>
    </style:style>
    <style:style style:name="T68" style:family="text">
      <style:text-properties fo:color="#000000" loext:opacity="100%" style:font-name="Awami Nastaliq OT" officeooo:rsid="00192a9c"/>
    </style:style>
    <style:style style:name="T69" style:family="text">
      <style:text-properties fo:color="#000000" loext:opacity="100%" style:font-name="Awami Nastaliq OT" officeooo:rsid="0028e373"/>
    </style:style>
    <style:style style:name="T70" style:family="text">
      <style:text-properties fo:color="#000000" loext:opacity="100%" style:font-name="Awami Nastaliq OT" officeooo:rsid="0042385f"/>
    </style:style>
    <style:style style:name="T71" style:family="text">
      <style:text-properties fo:color="#ff0000" loext:opacity="100%" style:font-name="Awami Nastaliq OT" officeooo:rsid="00192a9c"/>
    </style:style>
    <style:style style:name="T72" style:family="text">
      <style:text-properties fo:color="#000000" loext:opacity="100%" style:font-name="Awami Nastaliq OT" officeooo:rsid="002adaa4"/>
    </style:style>
    <style:style style:name="T73" style:family="text">
      <style:text-properties style:font-name="Awami Nastaliq OT" officeooo:rsid="00192a9c"/>
    </style:style>
    <style:style style:name="T74" style:family="text">
      <style:text-properties style:font-name="Awami Nastaliq OT" officeooo:rsid="0028e373"/>
    </style:style>
    <style:style style:name="T75" style:family="text">
      <style:text-properties officeooo:rsid="001d5876"/>
    </style:style>
    <style:style style:name="T76" style:family="text">
      <style:text-properties style:font-name="Awami Nastaliq OT" officeooo:rsid="0027011c"/>
    </style:style>
    <style:style style:name="T77" style:family="text">
      <style:text-properties fo:color="#000000" loext:opacity="100%" officeooo:rsid="00187cac"/>
    </style:style>
    <style:style style:name="T78" style:family="text">
      <style:text-properties fo:color="#000000" loext:opacity="100%" style:font-name="Awami Nastaliq" officeooo:rsid="005be423"/>
    </style:style>
    <style:style style:name="T79" style:family="text">
      <style:text-properties fo:color="#ff0000" loext:opacity="100%" officeooo:rsid="00187cac"/>
    </style:style>
    <style:style style:name="T80" style:family="text">
      <style:text-properties style:font-name="Awami Nastaliq" officeooo:rsid="00192a9c"/>
    </style:style>
    <style:style style:name="T81" style:family="text">
      <style:text-properties style:font-name="Awami Nastaliq" officeooo:rsid="005f0b0f"/>
    </style:style>
    <style:style style:name="T82" style:family="text">
      <style:text-properties style:font-name="Awami Nastaliq" officeooo:rsid="005be423"/>
    </style:style>
    <style:style style:name="T83" style:family="text">
      <style:text-properties style:font-name="Awami Nastaliq" officeooo:rsid="0066d7ec"/>
    </style:style>
    <style:style style:name="T84" style:family="text">
      <style:text-properties style:font-name="Awami Nastaliq" officeooo:rsid="0062fb00"/>
    </style:style>
    <style:style style:name="T85" style:family="text">
      <style:text-properties officeooo:rsid="0064a1ca"/>
    </style:style>
    <style:style style:name="T86" style:family="text">
      <style:text-properties officeooo:rsid="002adaa4"/>
    </style:style>
    <style:style style:name="T87" style:family="text">
      <style:text-properties officeooo:rsid="002287a7"/>
    </style:style>
    <style:style style:name="T88" style:family="text">
      <style:text-properties fo:color="#000000" loext:opacity="100%" style:font-name="Awami Nastaliq OT" officeooo:rsid="0022f82b"/>
    </style:style>
    <style:style style:name="T89" style:family="text">
      <style:text-properties fo:color="#000000" loext:opacity="100%" style:font-name="Awami Nastaliq OT" officeooo:rsid="0024d3dd"/>
    </style:style>
    <style:style style:name="T90" style:family="text">
      <style:text-properties fo:color="#000000" loext:opacity="100%" style:font-name="Awami Nastaliq OT" officeooo:rsid="00329c57"/>
    </style:style>
    <style:style style:name="T91" style:family="text">
      <style:text-properties style:use-window-font-color="true" loext:opacity="0%" style:font-name="Awami Nastaliq OT" officeooo:rsid="0024d3dd"/>
    </style:style>
    <style:style style:name="T92" style:family="text">
      <style:text-properties style:use-window-font-color="true" loext:opacity="0%" style:font-name="Awami Nastaliq OT" officeooo:rsid="0028e373"/>
    </style:style>
    <style:style style:name="T93" style:family="text">
      <style:text-properties style:use-window-font-color="true" loext:opacity="0%" style:font-name="Awami Nastaliq OT" officeooo:rsid="00329c57"/>
    </style:style>
    <style:style style:name="T94" style:family="text">
      <style:text-properties style:use-window-font-color="true" loext:opacity="0%" style:font-name="Awami Nastaliq OT" officeooo:rsid="0022f82b"/>
    </style:style>
    <style:style style:name="T95" style:family="text">
      <style:text-properties style:use-window-font-color="true" loext:opacity="0%" style:font-name="Awami Nastaliq OT" officeooo:rsid="002adaa4"/>
    </style:style>
    <style:style style:name="T96" style:family="text">
      <style:text-properties style:use-window-font-color="true" loext:opacity="0%" style:font-name="Awami Nastaliq OT" officeooo:rsid="0027011c"/>
    </style:style>
    <style:style style:name="T97" style:family="text">
      <style:text-properties style:font-name="Awami Nastaliq OT" officeooo:rsid="0024d3dd"/>
    </style:style>
    <style:style style:name="T98" style:family="text">
      <style:text-properties style:font-name="Awami Nastaliq OT" officeooo:rsid="002adaa4"/>
    </style:style>
    <style:style style:name="T99" style:family="text">
      <style:text-properties style:font-name="Awami Nastaliq OT" officeooo:rsid="003352e6"/>
    </style:style>
    <style:style style:name="T100" style:family="text">
      <style:text-properties officeooo:rsid="00578222"/>
    </style:style>
    <style:style style:name="T101" style:family="text">
      <style:text-properties fo:color="#ff0000" loext:opacity="100%"/>
    </style:style>
    <style:style style:name="T102" style:family="text">
      <style:text-properties style:font-name="Awami Nastaliq" officeooo:rsid="00192a9c" style:language-complex="fa" style:country-complex="IR"/>
    </style:style>
    <style:style style:name="T103" style:family="text">
      <style:text-properties style:font-name="Awami Nastaliq" officeooo:rsid="001a84ce" style:language-complex="fa" style:country-complex="IR"/>
    </style:style>
    <style:style style:name="T104" style:family="text">
      <style:text-properties officeooo:rsid="009c9508"/>
    </style:style>
    <style:style style:name="T105" style:family="text">
      <style:text-properties style:font-name="Awami Nastaliq" officeooo:rsid="001f3af6" style:language-complex="fa" style:country-complex="IR"/>
    </style:style>
    <style:style style:name="T106" style:family="text">
      <style:text-properties officeooo:rsid="0026a8aa"/>
    </style:style>
    <style:style style:name="T107" style:family="text">
      <style:text-properties officeooo:rsid="0028e373" style:language-complex="fa" style:country-complex="IR"/>
    </style:style>
    <style:style style:name="T108" style:family="text">
      <style:text-properties fo:color="#000000" loext:opacity="100%" officeooo:rsid="003ee9ef"/>
    </style:style>
    <style:style style:name="T109" style:family="text">
      <style:text-properties officeooo:rsid="0016f51c"/>
    </style:style>
    <style:style style:name="T110" style:family="text">
      <style:text-properties fo:color="#158466" loext:opacity="100%" style:font-name="Awami Nastaliq" officeooo:rsid="00192a9c" style:language-complex="fa" style:country-complex="IR"/>
    </style:style>
    <style:style style:name="T111" style:family="text">
      <style:text-properties fo:color="#158466" loext:opacity="100%" style:font-name="Awami Nastaliq" officeooo:rsid="001a84ce" style:language-complex="fa" style:country-complex="IR"/>
    </style:style>
    <style:style style:name="T112" style:family="text">
      <style:text-properties fo:color="#158466" loext:opacity="100%" officeooo:rsid="0058ef85"/>
    </style:style>
    <style:style style:name="T113" style:family="text">
      <style:text-properties style:font-name="Awami Nastaliq OT" officeooo:rsid="003f3912"/>
    </style:style>
    <style:style style:name="T114" style:family="text">
      <style:text-properties officeooo:rsid="001d5876" style:language-complex="fa" style:country-complex="IR"/>
    </style:style>
    <style:style style:name="T115" style:family="text">
      <style:text-properties officeooo:rsid="00192a9c" style:language-complex="fa" style:country-complex="IR"/>
    </style:style>
    <style:style style:name="T116" style:family="text">
      <style:text-properties officeooo:rsid="001a84ce" style:language-complex="fa" style:country-complex="IR"/>
    </style:style>
    <style:style style:name="T117" style:family="text">
      <style:text-properties fo:color="#000000" loext:opacity="100%" officeooo:rsid="0041329b"/>
    </style:style>
    <style:style style:name="T118" style:family="text">
      <style:text-properties fo:color="#000000" loext:opacity="100%" officeooo:rsid="000fad75"/>
    </style:style>
    <style:style style:name="T119" style:family="text">
      <style:text-properties fo:color="#000000" loext:opacity="100%" style:font-name="Awami Nastaliq" officeooo:rsid="001a84ce"/>
    </style:style>
    <style:style style:name="T120" style:family="text">
      <style:text-properties fo:color="#000000" loext:opacity="100%" officeooo:rsid="0013e1f2"/>
    </style:style>
    <style:style style:name="T121" style:family="text">
      <style:text-properties fo:color="#158466" loext:opacity="100%" officeooo:rsid="001d5876"/>
    </style:style>
    <style:style style:name="T122" style:family="text">
      <style:text-properties fo:color="#158466" loext:opacity="100%" officeooo:rsid="002dd6b1"/>
    </style:style>
    <style:style style:name="T123" style:family="text">
      <style:text-properties fo:color="#158466" loext:opacity="100%" officeooo:rsid="001a84ce"/>
    </style:style>
    <style:style style:name="T124" style:family="text">
      <style:text-properties fo:color="#158466" loext:opacity="100%" officeooo:rsid="002ca182"/>
    </style:style>
    <style:style style:name="T125" style:family="text">
      <style:text-properties officeooo:rsid="0044ae51"/>
    </style:style>
    <style:style style:name="T126" style:family="text">
      <style:text-properties fo:color="#158466" loext:opacity="100%" officeooo:rsid="0044ae51"/>
    </style:style>
    <style:style style:name="T127" style:family="text">
      <style:text-properties fo:color="#158466" loext:opacity="100%" officeooo:rsid="005c09f4"/>
    </style:style>
    <style:style style:name="T128" style:family="text">
      <style:text-properties officeooo:rsid="005f0b0f"/>
    </style:style>
    <style:style style:name="T129" style:family="text">
      <style:text-properties officeooo:rsid="00432013"/>
    </style:style>
    <style:style style:name="T130" style:family="text">
      <style:text-properties officeooo:rsid="005c09f4"/>
    </style:style>
    <style:style style:name="T131" style:family="text">
      <style:text-properties officeooo:rsid="00453657"/>
    </style:style>
    <style:style style:name="T132" style:family="text">
      <style:text-properties officeooo:rsid="0046ddd4"/>
    </style:style>
    <style:style style:name="T133" style:family="text">
      <style:text-properties fo:color="#158466" loext:opacity="100%" officeooo:rsid="0046ddd4"/>
    </style:style>
    <style:style style:name="T134" style:family="text">
      <style:text-properties fo:color="#158466" loext:opacity="100%" officeooo:rsid="005d6a74"/>
    </style:style>
    <style:style style:name="T135" style:family="text">
      <style:text-properties officeooo:rsid="00495dcb"/>
    </style:style>
    <style:style style:name="T136" style:family="text">
      <style:text-properties officeooo:rsid="004a6e1f"/>
    </style:style>
    <style:style style:name="T137" style:family="text">
      <style:text-properties officeooo:rsid="005d6a74"/>
    </style:style>
    <style:style style:name="T138" style:family="text">
      <style:text-properties officeooo:rsid="004a72bd"/>
    </style:style>
    <style:style style:name="T139" style:family="text">
      <style:text-properties officeooo:rsid="0068edcb"/>
    </style:style>
    <style:style style:name="T140" style:family="text">
      <style:text-properties fo:color="#000000" loext:opacity="100%" officeooo:rsid="004a72bd"/>
    </style:style>
    <style:style style:name="T141" style:family="text">
      <style:text-properties officeooo:rsid="0061670d"/>
    </style:style>
    <style:style style:name="T142" style:family="text">
      <style:text-properties officeooo:rsid="0061c22d"/>
    </style:style>
    <style:style style:name="T143" style:family="text">
      <style:text-properties officeooo:rsid="005649e1"/>
    </style:style>
    <style:style style:name="T144" style:family="text">
      <style:text-properties officeooo:rsid="00658783"/>
    </style:style>
    <style:style style:name="T145" style:family="text">
      <style:text-properties officeooo:rsid="0065f6df"/>
    </style:style>
    <style:style style:name="T146" style:family="text">
      <style:text-properties officeooo:rsid="0069eaf8"/>
    </style:style>
    <style:style style:name="T147" style:family="text">
      <style:text-properties officeooo:rsid="009fe3f9"/>
    </style:style>
    <style:style style:name="T148" style:family="text">
      <style:text-properties officeooo:rsid="000bf558" fo:background-color="transparent" loext:char-shading-value="0" style:language-complex="ar" style:country-complex="BH"/>
    </style:style>
    <style:style style:name="T149" style:family="text">
      <style:text-properties officeooo:rsid="000fad75" fo:background-color="transparent" loext:char-shading-value="0" style:language-complex="ar" style:country-complex="BH"/>
    </style:style>
    <style:style style:name="T150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2" style:family="text">
      <style:text-properties officeooo:rsid="009fe3f9" fo:background-color="transparent" loext:char-shading-value="0" style:language-complex="ar" style:country-complex="BH"/>
    </style:style>
    <style:style style:name="T153" style:family="text">
      <style:text-properties style:font-name="Awami Nastaliq OT" officeooo:rsid="000bf558" style:language-complex="ar" style:country-complex="BH"/>
    </style:style>
    <style:style style:name="T154" style:family="text">
      <style:text-properties officeooo:rsid="00755f12"/>
    </style:style>
    <style:style style:name="T155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6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7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8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fo:color="#158466" loext:opacity="100%" officeooo:rsid="002ab0bf"/>
    </style:style>
    <style:style style:name="T164" style:family="text">
      <style:text-properties fo:color="#158466" loext:opacity="100%" officeooo:rsid="00716f3c"/>
    </style:style>
    <style:style style:name="T165" style:family="text">
      <style:text-properties fo:color="#158466" loext:opacity="100%" officeooo:rsid="002bf14f"/>
    </style:style>
    <style:style style:name="T166" style:family="text">
      <style:text-properties fo:color="#800080" loext:opacity="100%" officeooo:rsid="006f993f"/>
    </style:style>
    <style:style style:name="T167" style:family="text">
      <style:text-properties fo:color="#800080" loext:opacity="100%"/>
    </style:style>
    <style:style style:name="T168" style:family="text">
      <style:text-properties officeooo:rsid="006f993f"/>
    </style:style>
    <style:style style:name="T169" style:family="text">
      <style:text-properties fo:color="#ff0000" loext:opacity="100%" officeooo:rsid="002bf14f"/>
    </style:style>
    <style:style style:name="T170" style:family="text">
      <style:text-properties fo:color="#000000" loext:opacity="100%" officeooo:rsid="002ab0bf"/>
    </style:style>
    <style:style style:name="T171" style:family="text">
      <style:text-properties fo:color="#000000" loext:opacity="100%" officeooo:rsid="00716f3c"/>
    </style:style>
    <style:style style:name="T172" style:family="text">
      <style:text-properties fo:color="#000000" loext:opacity="100%" officeooo:rsid="002bf14f"/>
    </style:style>
    <style:style style:name="T173" style:family="text">
      <style:text-properties fo:color="#158466" loext:opacity="100%" officeooo:rsid="007012a4"/>
    </style:style>
    <style:style style:name="T174" style:family="text">
      <style:text-properties fo:color="#000000" loext:opacity="100%" officeooo:rsid="007012a4"/>
    </style:style>
    <style:style style:name="T175" style:family="text">
      <style:text-properties fo:color="#ff0000" loext:opacity="100%" officeooo:rsid="007012a4"/>
    </style:style>
    <style:style style:name="T176" style:family="text">
      <style:text-properties fo:color="#ff0000" loext:opacity="100%" officeooo:rsid="00755f12"/>
    </style:style>
    <style:style style:name="T177" style:family="text">
      <style:text-properties fo:color="#800080" loext:opacity="100%" officeooo:rsid="00755f12"/>
    </style:style>
    <style:style style:name="T178" style:family="text">
      <style:text-properties officeooo:rsid="0076e12e"/>
    </style:style>
    <style:style style:name="T179" style:family="text">
      <style:text-properties officeooo:rsid="007872b0"/>
    </style:style>
    <style:style style:name="T180" style:family="text">
      <style:text-properties fo:color="#158466" loext:opacity="100%" officeooo:rsid="00755f12"/>
    </style:style>
    <style:style style:name="T181" style:family="text">
      <style:text-properties fo:color="#158466" loext:opacity="100%" officeooo:rsid="007872b0"/>
    </style:style>
    <style:style style:name="T182" style:family="text">
      <style:text-properties officeooo:rsid="002ab0bf"/>
    </style:style>
    <style:style style:name="T183" style:family="text">
      <style:text-properties fo:color="#158466" loext:opacity="100%" officeooo:rsid="00762f01"/>
    </style:style>
    <style:style style:name="T184" style:family="text">
      <style:text-properties officeooo:rsid="00762f01"/>
    </style:style>
    <style:style style:name="T185" style:family="text">
      <style:text-properties officeooo:rsid="008d2955"/>
    </style:style>
    <style:style style:name="T186" style:family="text">
      <style:text-properties officeooo:rsid="007c3103"/>
    </style:style>
    <style:style style:name="T187" style:family="text">
      <style:text-properties officeooo:rsid="00817d74"/>
    </style:style>
    <style:style style:name="T188" style:family="text">
      <style:text-properties officeooo:rsid="008dfb67"/>
    </style:style>
    <style:style style:name="T189" style:family="text">
      <style:text-properties officeooo:rsid="00890613"/>
    </style:style>
    <style:style style:name="T190" style:family="text">
      <style:text-properties officeooo:rsid="008d174f"/>
    </style:style>
    <style:style style:name="T191" style:family="text">
      <style:text-properties officeooo:rsid="008b1ff9"/>
    </style:style>
    <style:style style:name="T192" style:family="text">
      <style:text-properties fo:font-size="11pt" officeooo:rsid="00861b49" style:font-size-asian="11pt" style:font-size-complex="11pt"/>
    </style:style>
    <style:style style:name="T193" style:family="text">
      <style:text-properties fo:color="#000000" loext:opacity="100%" officeooo:rsid="00817d74"/>
    </style:style>
    <style:style style:name="T194" style:family="text">
      <style:text-properties officeooo:rsid="00807044"/>
    </style:style>
    <style:style style:name="T195" style:family="text">
      <style:text-properties officeooo:rsid="0082fab4"/>
    </style:style>
    <style:style style:name="T196" style:family="text">
      <style:text-properties officeooo:rsid="00aeffeb"/>
    </style:style>
    <style:style style:name="T197" style:family="text">
      <style:text-properties style:font-name="Awami Nastaliq OT" officeooo:rsid="004834dc" style:font-name-asian="Scheherazade" style:language-complex="fa" style:country-complex="IR"/>
    </style:style>
    <style:style style:name="T198" style:family="text">
      <style:text-properties style:font-name="Awami Nastaliq OT" officeooo:rsid="004834dc" style:language-complex="fa" style:country-complex="IR"/>
    </style:style>
    <style:style style:name="T199" style:family="text">
      <style:text-properties fo:color="#ff0000" loext:opacity="100%" style:font-name="Awami Nastaliq OT" officeooo:rsid="004834dc" style:language-complex="fa" style:country-complex="IR"/>
    </style:style>
    <style:style style:name="T200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01" style:family="text">
      <style:text-properties fo:color="#800080" loext:opacity="100%" style:font-name="Awami Nastaliq OT" officeooo:rsid="004834dc" style:language-complex="fa" style:country-complex="I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</text:span></text:p>
      <text:p text:style-name="P3">Kerning – <text:span text:style-name="T4">nuqta overhang </text:span><text:span text:style-name="T5">below</text:span></text:p>
      <text:p text:style-name="P4"><text:span text:style-name="T6">beh</text:span><text:span text:style-name="T7"><text:tab/></text:span></text:p>
      <text:p text:style-name="P5">ابت<text:tab/> <text:span text:style-name="T8">ابت</text:span><text:span text:style-name="T9">م</text:span><text:tab/><text:tab/><text:tab/><text:span text:style-name="T10">ا</text:span><text:span text:style-name="T11">ی</text:span><text:span text:style-name="T10">ت <text:s/>ا</text:span><text:span text:style-name="T11">پ</text:span><text:span text:style-name="T10">ت <text:s/></text:span><text:span text:style-name="T12">ا</text:span><text:span text:style-name="T11">ی</text:span><text:span text:style-name="T12">ت</text:span><text:span text:style-name="T13">م <text:s/></text:span><text:span text:style-name="T12">ا</text:span><text:span text:style-name="T11">پ</text:span><text:span text:style-name="T12">ت</text:span><text:span text:style-name="T13">م</text:span><text:span text:style-name="T11"> <text:s/></text:span><text:span text:style-name="T12"><text:s/></text:span><text:span text:style-name="T14">–</text:span><text:span text:style-name="T11"> </text:span><text:span text:style-name="T15">100</text:span></text:p>
      <text:p text:style-name="P6"><text:span text:style-name="T16">ابتس</text:span><text:tab/><text:tab/><text:tab/><text:tab/><text:span text:style-name="T10">ا</text:span><text:span text:style-name="T11">ی</text:span><text:span text:style-name="T10">تس <text:s/>ا</text:span><text:span text:style-name="T11">پ</text:span><text:span text:style-name="T10">تس <text:s text:c="2"/></text:span><text:span text:style-name="T14">–</text:span><text:span text:style-name="T11"> </text:span><text:span text:style-name="T15">100</text:span></text:p>
      <text:p text:style-name="P7"><text:span text:style-name="T16">ا</text:span><text:span text:style-name="T17">ن</text:span><text:span text:style-name="T16">یگ<text:tab/></text:span><text:tab/><text:tab/><text:tab/>اپیگ - <text:span text:style-name="T18">100</text:span></text:p>
      <text:p text:style-name="P8">ابہ <text:s/>ابنہ<text:tab/><text:tab/><text:tab/>ا<text:span text:style-name="T19">ی</text:span>ہ <text:s text:c="3"/>ا<text:span text:style-name="T19">ی</text:span>نہ</text:p>
      <text:p text:style-name="P9"><text:span text:style-name="T20">ابر</text:span><text:span text:style-name="T5"><text:tab/><text:tab/><text:tab/><text:tab/></text:span><text:span text:style-name="T11">ایر <text:s/>اپر </text:span><text:span text:style-name="T14">–</text:span><text:span text:style-name="T11"> </text:span><text:span text:style-name="T15">200</text:span><text:span text:style-name="T10"><text:tab/><text:tab/><text:tab/>آویز</text:span></text:p>
      <text:p text:style-name="P10">اب<text:span text:style-name="T21">ب</text:span>ر<text:tab/><text:tab/><text:tab/><text:tab/><text:span text:style-name="T10">ایبر <text:s text:c="2"/>اپبر <text:s/>وپبر <text:s text:c="2"/>- </text:span><text:span text:style-name="T22">2</text:span><text:span text:style-name="T23">00</text:span></text:p>
      <text:p text:style-name="P11"><text:s text:c="2"/>ابن<text:tab/>ابتن<text:tab/><text:tab/><text:tab/><text:span text:style-name="T10">ا</text:span><text:span text:style-name="T24">ی</text:span><text:span text:style-name="T10">ن </text:span><text:span text:style-name="T14">–</text:span><text:span text:style-name="T11"> </text:span><text:span text:style-name="T25">2</text:span><text:span text:style-name="T15">00</text:span><text:span text:style-name="T10"> <text:s text:c="3"/>ا</text:span><text:span text:style-name="T24">ی</text:span><text:span text:style-name="T10">تن</text:span><text:span text:style-name="T11"> </text:span><text:span text:style-name="T14">–</text:span><text:span text:style-name="T11"> </text:span><text:span text:style-name="T15">100</text:span></text:p>
      <text:p text:style-name="P12">ابج <text:s text:c="2"/>ابجت<text:tab/><text:tab/><text:tab/>ایج <text:s text:c="4"/><text:span text:style-name="T10">اپجت</text:span><text:span text:style-name="T11"> </text:span><text:span text:style-name="T14">–</text:span><text:span text:style-name="T11"> </text:span><text:span text:style-name="T26">3</text:span><text:span text:style-name="T15">00</text:span></text:p>
      <text:p text:style-name="P13"><text:span text:style-name="T16">ابس <text:s/>اب</text:span><text:span text:style-name="T27">ص</text:span><text:tab/><text:tab/><text:tab/> <text:span text:style-name="T28">ایص </text:span><text:span text:style-name="T10">ا</text:span><text:span text:style-name="T15">پ</text:span><text:span text:style-name="T10">س</text:span><text:span text:style-name="T11"> </text:span><text:span text:style-name="T14">–</text:span><text:span text:style-name="T11"> </text:span><text:span text:style-name="T15">100</text:span></text:p>
      <text:p text:style-name="P14"><text:span text:style-name="T29">ابطم<text:tab/></text:span><text:span text:style-name="T30">ا</text:span><text:span text:style-name="T31">ب</text:span><text:span text:style-name="T30">فل</text:span><text:span text:style-name="T29"><text:tab/><text:tab/><text:tab/>ایطم اپطم <text:s text:c="4"/></text:span><text:span text:style-name="T30">ایفل</text:span></text:p>
      <text:p text:style-name="P15"><text:span text:style-name="T29">اب</text:span><text:span text:style-name="T32">عم <text:s text:c="2"/></text:span><text:span text:style-name="T29">اب</text:span><text:span text:style-name="T32">ع<text:tab/><text:tab/><text:tab/></text:span><text:span text:style-name="T29">ا</text:span><text:span text:style-name="T33">ی</text:span><text:span text:style-name="T32">ع <text:s/></text:span><text:span text:style-name="T29">ا</text:span><text:span text:style-name="T33">پ</text:span><text:span text:style-name="T32">ع</text:span><text:span text:style-name="T34"> <text:s/></text:span><text:span text:style-name="T24">ا</text:span><text:span text:style-name="T35">ی</text:span><text:span text:style-name="T36">عم <text:s/></text:span><text:span text:style-name="T24">ا</text:span><text:span text:style-name="T35">پ</text:span><text:span text:style-name="T36">عم</text:span><text:span text:style-name="T11"> <text:s/></text:span><text:span text:style-name="T36"><text:s text:c="2"/></text:span><text:span text:style-name="T14">–</text:span><text:span text:style-name="T11"> </text:span><text:span text:style-name="T37">200</text:span></text:p>
      <text:p text:style-name="P16"><text:soft-page-break/><text:span text:style-name="T16">ا</text:span><text:span text:style-name="T38">ب</text:span><text:span text:style-name="T16">م <text:tab/><text:tab/><text:tab/><text:tab/></text:span>ایم اپم <text:span text:style-name="T39">–</text:span> 200 <text:s text:c="3"/></text:p>
      <text:p text:style-name="P17"><text:span text:style-name="T40">ابما </text:span><text:span text:style-name="T41">–</text:span><text:span text:style-name="T40"> 200</text:span> <text:s text:c="3"/><text:tab/><text:tab/><text:tab/><text:span text:style-name="T10"> ایما <text:s/>ا</text:span><text:span text:style-name="T40">پ</text:span><text:span text:style-name="T10">ما </text:span><text:span text:style-name="T41">–</text:span><text:span text:style-name="T10"> </text:span><text:span text:style-name="T42">5</text:span><text:span text:style-name="T37">00</text:span></text:p>
      <text:p text:style-name="P18">ابکم اب<text:span text:style-name="T43">د</text:span> <text:s text:c="4"/>ابہ <text:s/>ابہس <text:tab/><text:tab/>ایکم <text:s/>اپ<text:span text:style-name="T44">ل</text:span>م <text:s text:c="2"/>ا<text:span text:style-name="T43">ید</text:span> <text:s text:c="3"/>ایہ <text:s text:c="2"/>اپہش</text:p>
      <text:p text:style-name="P19"><text:span text:style-name="T16">ابھم</text:span><text:tab/><text:tab/><text:tab/><text:tab/><text:tab/><text:span text:style-name="T10">ایھم <text:s text:c="2"/>اپھم</text:span><text:span text:style-name="T45"> </text:span><text:span text:style-name="T41">–</text:span><text:span text:style-name="T45"> </text:span><text:span text:style-name="T46">200</text:span></text:p>
      <text:p text:style-name="P20"><text:span text:style-name="T47">ا</text:span><text:span text:style-name="T48">بی </text:span><text:span text:style-name="T49">ر</text:span><text:span text:style-name="T48">بی </text:span><text:span text:style-name="T50">کھیربی</text:span><text:span text:style-name="T48"> <text:s/>- </text:span><text:span text:style-name="T51">3</text:span><text:span text:style-name="T52">00<text:tab/></text:span><text:span text:style-name="T48"><text:tab/></text:span><text:span text:style-name="T53">ایی <text:s/>اپی - </text:span><text:span text:style-name="T54">6</text:span><text:span text:style-name="T49">00</text:span><text:span text:style-name="T53"><text:tab/></text:span><text:span text:style-name="T48"><text:tab/><text:tab/></text:span><text:span text:style-name="T55">بُودپی <text:s/></text:span><text:span text:style-name="T56"><text:s text:c="2"/>کھیرب</text:span><text:span text:style-name="T57">م</text:span></text:p>
      <text:p text:style-name="P21"><text:span text:style-name="T58">ابو</text:span><text:span text:style-name="T59"> </text:span><text:span text:style-name="T60">–</text:span><text:span text:style-name="T59"> </text:span><text:span text:style-name="T61">100</text:span><text:span text:style-name="T62"><text:tab/><text:tab/><text:tab/><text:tab/></text:span><text:span text:style-name="T58">ایو</text:span><text:span text:style-name="T63"> ا</text:span><text:span text:style-name="T59">پ</text:span><text:span text:style-name="T64">ق</text:span><text:span text:style-name="T59"> – </text:span><text:span text:style-name="T65">400<text:tab/><text:tab/><text:tab/></text:span>آنکڑیوں <text:s text:c="2"/><text:span text:style-name="T59">ڈم</text:span><text:span text:style-name="T66">‌</text:span><text:span text:style-name="T59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7">ڃ</text:span>ب ا<text:span text:style-name="T67">ڇ</text:span>بل</text:p>
      <text:p text:style-name="P25"><text:span text:style-name="T68">ا</text:span><text:span text:style-name="T69">ج</text:span><text:span text:style-name="T68">ر ا</text:span><text:span text:style-name="T69">ج</text:span><text:span text:style-name="T70">ب</text:span><text:span text:style-name="T68">ر</text:span><text:span text:style-name="T71"><text:tab/><text:tab/><text:tab/></text:span><text:span text:style-name="T70">ا</text:span><text:span text:style-name="T72">چ</text:span><text:span text:style-name="T70">بر</text:span><text:span text:style-name="T71"><text:tab/></text:span><text:span text:style-name="T73">ا</text:span><text:span text:style-name="T74">ڃ</text:span><text:span text:style-name="T73">ر <text:s/>ا</text:span><text:span text:style-name="T74">چ</text:span><text:span text:style-name="T73">ر <text:s/>ا</text:span><text:span text:style-name="T74">ڇ</text:span><text:span text:style-name="T73">ر </text:span><text:span text:style-name="T75">–</text:span><text:span text:style-name="T73"> </text:span><text:span text:style-name="T74">1</text:span><text:span text:style-name="T76">00</text:span></text:p>
      <text:p text:style-name="P26"><text:span text:style-name="T77">ا</text:span><text:span text:style-name="T78">جج</text:span><text:span text:style-name="T79"><text:tab/><text:tab/><text:tab/><text:tab/></text:span><text:span text:style-name="T58">ا</text:span><text:span text:style-name="T80">ڃڃ - </text:span><text:span text:style-name="T81">200</text:span><text:span text:style-name="T80"> <text:s text:c="4"/></text:span><text:span text:style-name="T58">ا</text:span><text:span text:style-name="T80">ڃڃ</text:span><text:span text:style-name="T82">ق <text:s/></text:span><text:span text:style-name="T83">ا</text:span><text:span text:style-name="T80">ڃڃ</text:span><text:span text:style-name="T84">ف</text:span><text:span text:style-name="T82"> </text:span><text:span text:style-name="T59"><text:s/>– </text:span><text:span text:style-name="T85">6</text:span><text:span text:style-name="T65">00</text:span></text:p>
      <text:p text:style-name="P27">ا<text:span text:style-name="T86">ج</text:span>س <text:s/>ا<text:span text:style-name="T86">ج</text:span><text:span text:style-name="T87">ص</text:span><text:tab/><text:span text:style-name="T19">ا</text:span><text:span text:style-name="T86">ج</text:span><text:span text:style-name="T19">طم<text:tab/></text:span><text:tab/> <text:span text:style-name="T87">ا</text:span><text:span text:style-name="T67">ڃ</text:span><text:span text:style-name="T87">ص </text:span>ا<text:span text:style-name="T67">ڇ</text:span>س <text:span text:style-name="T19">ا</text:span><text:span text:style-name="T67">ڃ</text:span><text:span text:style-name="T19">طم ا</text:span><text:span text:style-name="T67">ڇ</text:span><text:span text:style-name="T19">طم</text:span></text:p>
      <text:p text:style-name="P28"><text:span text:style-name="T88"><text:s text:c="2"/></text:span><text:span text:style-name="T89">ا</text:span><text:span text:style-name="T72">ج</text:span><text:span text:style-name="T90">ع</text:span><text:span text:style-name="T89">ل <text:s/></text:span><text:span text:style-name="T88"><text:s/></text:span><text:span text:style-name="T89">ا</text:span><text:span text:style-name="T72">ج</text:span><text:span text:style-name="T90">ع</text:span><text:span text:style-name="T89"> <text:tab/></text:span><text:span text:style-name="T88"><text:tab/></text:span><text:span text:style-name="T91">ا</text:span><text:span text:style-name="T92">ڃ</text:span><text:span text:style-name="T93">ع</text:span><text:span text:style-name="T94"> </text:span><text:span text:style-name="T91">ا</text:span><text:span text:style-name="T95">چ</text:span><text:span text:style-name="T93">ع</text:span><text:span text:style-name="T91">ل</text:span><text:span text:style-name="T96"> <text:s/></text:span><text:span text:style-name="T91">ا</text:span><text:span text:style-name="T92">ڇ</text:span><text:span text:style-name="T93">ع</text:span><text:span text:style-name="T91">ل <text:s/>ا</text:span><text:span text:style-name="T92">ڇ</text:span><text:span text:style-name="T90">ع</text:span></text:p>
      <text:p text:style-name="P28"><text:span text:style-name="T89">ا</text:span><text:span text:style-name="T72">ج</text:span><text:span text:style-name="T89">فل</text:span><text:span text:style-name="T90"><text:tab/><text:tab/><text:tab/><text:tab/></text:span><text:span text:style-name="T97"> <text:s text:c="4"/>ا</text:span><text:span text:style-name="T98">چ</text:span><text:span text:style-name="T99">ق</text:span><text:span text:style-name="T97">ل</text:span><text:span text:style-name="T75"> </text:span><text:span text:style-name="T97">ا</text:span><text:span text:style-name="T74">ڇ</text:span><text:span text:style-name="T97">فل <text:s/></text:span><text:span text:style-name="T73"><text:s/></text:span><text:span text:style-name="T75">–</text:span><text:span text:style-name="T73"> </text:span><text:span text:style-name="T74">1</text:span><text:span text:style-name="T76">00</text:span></text:p>
      <text:p text:style-name="P29"><text:soft-page-break/>ا<text:span text:style-name="T44">ج</text:span>م <text:span text:style-name="T39">–</text:span> <text:span text:style-name="T100">200</text:span><text:span text:style-name="T101"> <text:tab/><text:tab/><text:tab/><text:tab/></text:span>ا<text:span text:style-name="T102">ڃ</text:span>م ا<text:span text:style-name="T103">ڇ</text:span>م<text:span text:style-name="T104">ب </text:span><text:s/><text:span text:style-name="T39">–</text:span> <text:span text:style-name="T100">4</text:span>00</text:p>
      <text:p text:style-name="P30"><text:span text:style-name="T39">اجمل – 200<text:tab/><text:tab/></text:span><text:span text:style-name="T102">اڃ</text:span><text:span text:style-name="T105">مد</text:span><text:span text:style-name="T102"> اچ</text:span><text:span text:style-name="T105">ما</text:span><text:span text:style-name="T102"> ا</text:span><text:span text:style-name="T103">ڇ</text:span><text:span text:style-name="T105">مل</text:span><text:span text:style-name="T102"> </text:span><text:span text:style-name="T39">–</text:span><text:span text:style-name="T102"> 400</text:span></text:p>
      <text:p text:style-name="P31"><text:span text:style-name="T106">ا</text:span><text:span text:style-name="T44">ج</text:span><text:span text:style-name="T106">کم </text:span><text:span text:style-name="T43">اجا <text:s text:c="3"/></text:span><text:span text:style-name="T106">ا</text:span><text:span text:style-name="T44">ج</text:span><text:span text:style-name="T106">بہ <text:s/></text:span><text:span text:style-name="T44">ج</text:span><text:span text:style-name="T106">بہس <text:tab/>ا</text:span><text:span text:style-name="T107">ڃ</text:span><text:span text:style-name="T106">کم <text:s/>ا</text:span><text:span text:style-name="T102">چ</text:span><text:span text:style-name="T44">ل</text:span><text:span text:style-name="T106">م <text:s text:c="2"/>ا</text:span><text:span text:style-name="T102">چ</text:span><text:span text:style-name="T44">ل</text:span><text:span text:style-name="T106"> <text:s text:c="4"/></text:span><text:span text:style-name="T44">ا</text:span><text:span text:style-name="T103">ڇ</text:span><text:span text:style-name="T106">یہ <text:s text:c="2"/>ا</text:span><text:span text:style-name="T103">ڇ</text:span><text:span text:style-name="T106">ہش</text:span> <text:s/></text:p>
      <text:p text:style-name="P32"><text:span text:style-name="T16">ا</text:span><text:span text:style-name="T108">ج</text:span><text:span text:style-name="T16">ھم</text:span><text:span text:style-name="T109"> <text:tab/><text:tab/></text:span><text:tab/><text:tab/><text:span text:style-name="T10">ا</text:span><text:span text:style-name="T110">ڃ</text:span><text:span text:style-name="T10">ھم <text:s text:c="2"/>ا</text:span><text:span text:style-name="T110">چ</text:span><text:span text:style-name="T10">ھم ا</text:span><text:span text:style-name="T111">ڇ</text:span><text:span text:style-name="T10">ھ</text:span><text:span text:style-name="T45"> </text:span><text:span text:style-name="T41">–</text:span><text:span text:style-name="T45"> </text:span><text:span text:style-name="T42">1</text:span><text:span text:style-name="T112">00</text:span></text:p>
      <text:p text:style-name="P33"><text:span text:style-name="T47">ا</text:span><text:span text:style-name="T113">ج</text:span><text:span text:style-name="T48">ی </text:span><text:span text:style-name="T114">–</text:span><text:span text:style-name="T48"> </text:span><text:span text:style-name="T49">100</text:span><text:span text:style-name="T48"><text:tab/><text:tab/><text:tab/></text:span><text:span text:style-name="T53">ا</text:span><text:span text:style-name="T115">ڃ</text:span><text:span text:style-name="T53">ی <text:s/>ا</text:span><text:span text:style-name="T116">ڇ</text:span><text:span text:style-name="T53">ی </text:span><text:span text:style-name="T114">–</text:span><text:span text:style-name="T53"> </text:span><text:span text:style-name="T49">400</text:span></text:p>
      <text:p text:style-name="P34"><text:span text:style-name="T77">ا</text:span><text:span text:style-name="T117">ج</text:span><text:span text:style-name="T77">و<text:tab/></text:span><text:span text:style-name="T62"><text:tab/><text:tab/><text:tab/></text:span><text:span text:style-name="T118"> ا</text:span><text:span text:style-name="T119">ڇ</text:span><text:span text:style-name="T120">ق</text:span></text:p>
      <text:p text:style-name="P35"><text:span text:style-name="T11">اجق </text:span><text:span text:style-name="T121">–</text:span><text:span text:style-name="T11"> </text:span><text:span text:style-name="T122">100</text:span><text:span text:style-name="T11"><text:tab/><text:tab/><text:tab/> اڃق اچو ا</text:span><text:span text:style-name="T123">ڇ</text:span><text:span text:style-name="T11">و </text:span><text:span text:style-name="T121">–</text:span><text:span text:style-name="T11"> </text:span><text:span text:style-name="T124">300</text:span><text:tab/><text:span text:style-name="T10"><text:tab/>چوچو</text:span></text:p>
      <text:p text:style-name="P36">feh w/ 3 dots below</text:p>
      <text:p text:style-name="P37">اڥب <text:s/>اڥبس <text:s/>اڥبی <text:s/>اڥبتث</text:p>
      <text:p text:style-name="P38">اڥر <text:s/>اڥنز</text:p>
      <text:p text:style-name="P39">اڥ<text:span text:style-name="T125">ج <text:s text:c="4"/></text:span><text:span text:style-name="T10">اڥ</text:span><text:span text:style-name="T126">حل </text:span><text:span text:style-name="T10"><text:s/></text:span><text:span text:style-name="T14">–</text:span><text:span text:style-name="T10"> </text:span><text:span text:style-name="T127">300</text:span></text:p>
      <text:p text:style-name="P40">اڥن <text:s text:c="2"/><text:span text:style-name="T60">–</text:span> <text:span text:style-name="T128">200</text:span></text:p>
      <text:p text:style-name="P41"><text:span text:style-name="T129">اڥس </text:span><text:span text:style-name="T60">–</text:span><text:span text:style-name="T129"> </text:span><text:span text:style-name="T130">100</text:span></text:p>
      <text:p text:style-name="P42">اڥ<text:span text:style-name="T125">ص <text:s/></text:span>اڥ<text:span text:style-name="T131">ط <text:s/></text:span>اڥ<text:span text:style-name="T131">ع <text:s/></text:span>اڥ<text:span text:style-name="T131">عل <text:s/></text:span></text:p>
      <text:p text:style-name="P43"><text:soft-page-break/>اڥ<text:span text:style-name="T132">ف <text:s/></text:span><text:span text:style-name="T10">اڥ</text:span><text:span text:style-name="T133">فس - </text:span><text:span text:style-name="T134">100</text:span></text:p>
      <text:p text:style-name="P44">اڥ<text:span text:style-name="T135">م <text:s/></text:span>اڥ<text:span text:style-name="T135">مب </text:span><text:span text:style-name="T60">–</text:span><text:span text:style-name="T135"> </text:span><text:span text:style-name="T128">400</text:span></text:p>
      <text:p text:style-name="P45">اڥ<text:span text:style-name="T136">مل</text:span><text:span text:style-name="T135"> <text:s/></text:span>اڥ<text:span text:style-name="T135">م</text:span><text:span text:style-name="T136">ا </text:span><text:span text:style-name="T60">–</text:span><text:span text:style-name="T136"> </text:span><text:span text:style-name="T137">300</text:span></text:p>
      <text:p text:style-name="P46">اڥ<text:span text:style-name="T136">ل</text:span><text:span text:style-name="T135"> <text:s/></text:span>اڥ<text:span text:style-name="T136">ا <text:s/></text:span></text:p>
      <text:p text:style-name="P47">ا<text:span text:style-name="T138">ڥہ</text:span><text:span text:style-name="T136">ل</text:span><text:span text:style-name="T135"> </text:span><text:span text:style-name="T138"><text:s/></text:span><text:span text:style-name="T60">–</text:span><text:span text:style-name="T138"> </text:span><text:span text:style-name="T139">3</text:span><text:span text:style-name="T137">00 <text:s text:c="3"/></text:span><text:span text:style-name="T16">اڥ</text:span><text:span text:style-name="T140">ہ</text:span></text:p>
      <text:p text:style-name="P48">ا<text:span text:style-name="T138">ڥھ <text:s/></text:span>ا<text:span text:style-name="T138">ڥھم <text:s/></text:span><text:span text:style-name="T60">–</text:span><text:span text:style-name="T138"> </text:span><text:span text:style-name="T141">400</text:span></text:p>
      <text:p text:style-name="P48">ا<text:span text:style-name="T138">ڥی <text:s/></text:span><text:span text:style-name="T60">–</text:span><text:span text:style-name="T138"> </text:span><text:span text:style-name="T142">5</text:span><text:span text:style-name="T141">00</text:span></text:p>
      <text:p text:style-name="P48">ا<text:span text:style-name="T138">ڥق <text:s text:c="2"/></text:span>ا<text:span text:style-name="T138">ڥو <text:s/></text:span><text:span text:style-name="T60">–</text:span><text:span text:style-name="T138"> <text:s/></text:span><text:span text:style-name="T141">200</text:span></text:p>
      <text:p text:style-name="P49">lam-bar</text:p>
      <text:p text:style-name="P50">اݪ<text:span text:style-name="T85"> </text:span><text:span text:style-name="T60">–</text:span><text:span text:style-name="T85"> 100</text:span></text:p>
      <text:p text:style-name="P51">ا<text:span text:style-name="T143">ݪ</text:span>ما – 100</text:p>
      <text:p text:style-name="P52">ا<text:span text:style-name="T143">ݪ</text:span><text:span text:style-name="T144">بر <text:s/></text:span>ا<text:span text:style-name="T143">ݪ</text:span><text:span text:style-name="T145">ر <text:s/></text:span>ا<text:span text:style-name="T143">ݪ</text:span><text:span text:style-name="T145">س <text:s/></text:span><text:span text:style-name="T139">ر</text:span><text:span text:style-name="T143">ݪ</text:span><text:span text:style-name="T145">س</text:span></text:p>
      <text:p text:style-name="P53">other</text:p>
      <text:p text:style-name="P37">اڔ <text:s/>اڊ اݙ <text:s/>اښ <text:s/>اۻ - <text:s/><text:span text:style-name="T139">all </text:span><text:span text:style-name="T146">ok</text:span><text:span text:style-name="T139"> </text:span></text:p>
      <text:p text:style-name="P54">Kerning – <text:span text:style-name="T147">hard-coded</text:span></text:p>
      <text:p text:style-name="P55"><text:soft-page-break/><text:span text:style-name="T148">آتا <text:s/></text:span><text:span text:style-name="T149">ا</text:span><text:span text:style-name="T148">تا <text:s/></text:span><text:span text:style-name="T150">کہلاتا</text:span><text:span text:style-name="T148"> <text:s/></text:span><text:span text:style-name="T151">–</text:span><text:span text:style-name="T148"> </text:span><text:span text:style-name="T152">200</text:span></text:p>
      <text:p text:style-name="P54">Kerning – <text:span text:style-name="T4">base overhang</text:span></text:p>
      <text:p text:style-name="P56"><text:span text:style-name="T55">سر</text:span><text:span text:style-name="T153">س</text:span></text:p>
      <text:p text:style-name="P57">آرئَگی</text:p>
      <text:p text:style-name="P58">final jeem – <text:span text:style-name="T154">2 chars</text:span></text:p>
      <text:list text:style-name="L1">
        <text:list-item>
          <text:p text:style-name="P59"><text:span text:style-name="T155">ا</text:span><text:span text:style-name="T156">ن</text:span><text:span text:style-name="T157">ج </text:span><text:span text:style-name="T155">ا</text:span><text:span text:style-name="T156">ح</text:span><text:span text:style-name="T157">ج </text:span><text:span text:style-name="T156">اس</text:span><text:span text:style-name="T157">ج </text:span><text:span text:style-name="T158">ا</text:span><text:span text:style-name="T159">ص</text:span><text:span text:style-name="T160">ج</text:span><text:span text:style-name="T157"> </text:span><text:span text:style-name="T155">ا</text:span><text:span text:style-name="T156">ط</text:span><text:span text:style-name="T157">ج </text:span><text:span text:style-name="T155">ا</text:span><text:span text:style-name="T156">ع</text:span><text:span text:style-name="T157">ج </text:span><text:span text:style-name="T155">ا</text:span><text:span text:style-name="T156">ف</text:span><text:span text:style-name="T157">ج </text:span><text:span text:style-name="T155">ا</text:span><text:span text:style-name="T161">ل</text:span><text:span text:style-name="T157">ج </text:span><text:span text:style-name="T161">ام</text:span><text:span text:style-name="T157">ج </text:span><text:span text:style-name="T158">ا</text:span><text:span text:style-name="T162">ھ</text:span><text:span text:style-name="T160">ج</text:span><text:span text:style-name="T155"> ا</text:span><text:span text:style-name="T161">ہ</text:span><text:span text:style-name="T157">ج</text:span></text:p>
        </text:list-item>
      </text:list>
      <text:p text:style-name="P60">final jeem – <text:span text:style-name="T154">3 chars</text:span></text:p>
      <text:p text:style-name="P61"><text:span text:style-name="T163">ا</text:span><text:span text:style-name="T10">یڃج <text:s/></text:span><text:span text:style-name="T163">ا</text:span><text:span text:style-name="T164">ل</text:span><text:span text:style-name="T10">ڃج <text:s/></text:span><text:span text:style-name="T163">ا</text:span><text:span text:style-name="T164">ج</text:span><text:span text:style-name="T165">جح</text:span><text:span text:style-name="T10"> <text:s/></text:span><text:span text:style-name="T166">اج</text:span><text:span text:style-name="T167">ڇ</text:span><text:span text:style-name="T166">ح </text:span><text:span text:style-name="T10"><text:s/></text:span><text:span text:style-name="T163">ا</text:span><text:span text:style-name="T165">فجح </text:span><text:span text:style-name="T163">ا</text:span><text:span text:style-name="T164">م</text:span><text:span text:style-name="T165">جح</text:span><text:span text:style-name="T168"> <text:s text:c="5"/></text:span><text:span text:style-name="T169"><text:s/></text:span><text:span text:style-name="T170">ا</text:span><text:span text:style-name="T171">ب</text:span><text:span text:style-name="T172">مج</text:span><text:span text:style-name="T169"> </text:span><text:span text:style-name="T164">ال</text:span><text:span text:style-name="T165">م</text:span><text:span text:style-name="T173">ج <text:s/></text:span><text:span text:style-name="T163">ا</text:span><text:span text:style-name="T165">فمج </text:span><text:span text:style-name="T171">اج</text:span><text:span text:style-name="T172">م</text:span><text:span text:style-name="T174">ج</text:span><text:span text:style-name="T175"> </text:span><text:span text:style-name="T163">ا</text:span><text:span text:style-name="T164">م</text:span><text:span text:style-name="T165">مج <text:s text:c="5"/></text:span><text:span text:style-name="T154">ابفج</text:span><text:span text:style-name="T176"> <text:s/></text:span><text:span text:style-name="T177">الفج <text:s text:c="2"/>اقفج</text:span><text:span text:style-name="T176"> <text:s/></text:span><text:span text:style-name="T154">اجفج <text:s text:c="2"/>امفج<text:line-break/>اب</text:span><text:span text:style-name="T178">ل</text:span><text:span text:style-name="T154">ج ا</text:span><text:span text:style-name="T178">لل</text:span><text:span text:style-name="T154">ج ا</text:span><text:span text:style-name="T178">جل</text:span><text:span text:style-name="T154">ج ا</text:span><text:span text:style-name="T178">قل</text:span><text:span text:style-name="T154">ج ا</text:span><text:span text:style-name="T178">مل</text:span><text:span text:style-name="T154">ج </text:span></text:p>
      <text:p text:style-name="P62">final <text:span text:style-name="T179">ain</text:span> – <text:span text:style-name="T154">2 chars</text:span></text:p>
      <text:p text:style-name="P63"><text:span text:style-name="T163">ا</text:span><text:span text:style-name="T180">ن</text:span><text:span text:style-name="T181">ع</text:span><text:span text:style-name="T10"> </text:span><text:span text:style-name="T182">ا</text:span><text:span text:style-name="T154">ح</text:span><text:span text:style-name="T179">ع</text:span> <text:span text:style-name="T154">اس</text:span><text:span text:style-name="T179">ع</text:span> <text:span text:style-name="T182">ا</text:span><text:span text:style-name="T154">ص</text:span><text:span text:style-name="T179">ع</text:span> <text:span text:style-name="T182">ا</text:span><text:span text:style-name="T154">ط</text:span><text:span text:style-name="T179">ع</text:span> <text:span text:style-name="T182">ا</text:span><text:span text:style-name="T154">ع</text:span><text:span text:style-name="T179">ع</text:span> <text:span text:style-name="T163">ا</text:span><text:span text:style-name="T180">ف</text:span><text:span text:style-name="T181">ع</text:span><text:span text:style-name="T10"> </text:span><text:span text:style-name="T163">ا</text:span><text:span text:style-name="T183">ل</text:span><text:span text:style-name="T181">ع</text:span> <text:span text:style-name="T184">ام</text:span><text:span text:style-name="T179">ع</text:span> <text:span text:style-name="T182">ا</text:span><text:span text:style-name="T184">ھ</text:span><text:span text:style-name="T179">ع</text:span><text:span text:style-name="T182"> ا</text:span><text:span text:style-name="T184">ہ</text:span><text:span text:style-name="T179">ع</text:span> <text:span text:style-name="T182">ا</text:span><text:span text:style-name="T184">ک</text:span><text:span text:style-name="T179">ع</text:span></text:p>
      <text:p text:style-name="P64">kaf + jeem/ain</text:p>
      <text:p text:style-name="P65"><text:span text:style-name="T185">ن‌</text:span><text:span text:style-name="T186">ک</text:span><text:span text:style-name="T187">ع <text:s text:c="3"/></text:span><text:span text:style-name="T188">لاکع</text:span><text:span text:style-name="T189"> <text:s/></text:span><text:span text:style-name="T185">س‌</text:span><text:span text:style-name="T186">ک</text:span><text:span text:style-name="T189">ج <text:s text:c="2"/></text:span><text:span text:style-name="T190">ہ‌</text:span><text:span text:style-name="T186">ک</text:span><text:span text:style-name="T187">ع <text:s/></text:span><text:span text:style-name="T189">ا</text:span><text:span text:style-name="T186">ک</text:span><text:span text:style-name="T191">ج</text:span></text:p>
      <text:p text:style-name="P66"><text:soft-page-break/>1char + initial kaf - <text:span text:style-name="T192">needed because the sequence is too short to kern far enough</text:span></text:p>
      <text:p text:style-name="P67">اکف <text:s/>رکف <text:s text:c="2"/>ہ‌کف <text:s/>وگف <text:s/>دگ</text:p>
      <text:p text:style-name="P68">tweaked metrics</text:p>
      <text:p text:style-name="P69"><text:span text:style-name="T187">kaf - </text:span>سرکف <text:s/><text:span text:style-name="T186">سن‌ک <text:s text:c="2"/>سن‌ک</text:span><text:span text:style-name="T187">و</text:span><text:span text:style-name="T186"> <text:s text:c="3"/></text:span><text:span text:style-name="T193">وکھ</text:span> <text:s/></text:p>
      <text:p text:style-name="P69"><text:span text:style-name="T187">reh - </text:span><text:span text:style-name="T194"><text:s text:c="2"/>ر</text:span><text:span text:style-name="T187">س <text:s/></text:span><text:span text:style-name="T195">رب</text:span></text:p>
      <text:p text:style-name="P70">kerning under 3 <text:span text:style-name="T196">glyphs</text:span></text:p>
      <text:p text:style-name="P71"><text:span text:style-name="T197"><text:s/></text:span><text:span text:style-name="T198">چی</text:span><text:span text:style-name="T197"> </text:span><text:span text:style-name="T198">بقچی <text:s/></text:span><text:span text:style-name="T199"><text:s text:c="4"/></text:span><text:span text:style-name="T200"><text:s/></text:span><text:span text:style-name="T201">تُھونگچس</text:span></text:p>
      <text:p text:style-name="P72">kerning too tight</text:p>
      <text:p text:style-name="P73">لسےمنگا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30T16:54:00.972968700</dc:date>
    <meta:editing-duration>P1DT21H9M20S</meta:editing-duration>
    <meta:editing-cycles>140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79" meta:word-count="370" meta:character-count="2010" meta:non-whitespace-character-count="1369"/>
  </office:meta>
</office:document-meta>
</file>